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b4c7dc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0" table:default-cell-style-name="ce4"/>
        <table:table-column table:style-name="co1" table:number-columns-repeated="999" table:default-cell-style-name="Default"/>
        <table:table-row table:style-name="ro1"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Cosine</text:p>
          </table:table-cell>
          <table:table-cell table:style-name="Default" office:value-type="string" calcext:value-type="string">
            <text:p>Sine</text:p>
          </table:table-cell>
          <table:table-cell table:style-name="Default" office:value-type="string" calcext:value-type="string">
            <text:p>Cos^-1 / 1000</text:p>
          </table:table-cell>
          <table:table-cell table:style-name="Default" office:value-type="string" calcext:value-type="string">
            <text:p>Sine-1 * 1000</text:p>
          </table:table-cell>
          <table:table-cell table:style-name="Default" table:number-columns-repeated="20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RADIANS([.A2]))" office:value-type="float" office:value="0.999847695156391" calcext:value-type="float">
            <text:p>1.00</text:p>
          </table:table-cell>
          <table:table-cell table:formula="of:=SIN(RADIANS([.A2]))" office:value-type="float" office:value="0.0174524064372835" calcext:value-type="float">
            <text:p>0.02</text:p>
          </table:table-cell>
          <table:table-cell table:formula="of:=([.B2]^-1) * 1000" office:value-type="float" office:value="1000.15232804391" calcext:value-type="float">
            <text:p>1000.15</text:p>
          </table:table-cell>
          <table:table-cell table:formula="of:=([.C2]^-1) * 1000" office:value-type="float" office:value="57298.6884985502" calcext:value-type="float">
            <text:p>57298.69</text:p>
          </table:table-cell>
          <table:table-cell table:style-name="Default" table:number-columns-repeated="20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RADIANS([.A3]))" office:value-type="float" office:value="0.996194698091746" calcext:value-type="float">
            <text:p>1.00</text:p>
          </table:table-cell>
          <table:table-cell table:formula="of:=SIN(RADIANS([.A3]))" office:value-type="float" office:value="0.0871557427476582" calcext:value-type="float">
            <text:p>0.09</text:p>
          </table:table-cell>
          <table:table-cell table:formula="of:=([.B3]^-1) * 1000" office:value-type="float" office:value="1003.81983754335" calcext:value-type="float">
            <text:p>1003.82</text:p>
          </table:table-cell>
          <table:table-cell table:formula="of:=([.C3]^-1) * 1000" office:value-type="float" office:value="11473.7132456699" calcext:value-type="float">
            <text:p>11473.71</text:p>
          </table:table-cell>
          <table:table-cell table:style-name="Default" table:number-columns-repeated="20"/>
          <table:table-cell table:number-columns-repeated="99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RADIANS([.A4]))" office:value-type="float" office:value="0.984807753012208" calcext:value-type="float">
            <text:p>0.98</text:p>
          </table:table-cell>
          <table:table-cell table:formula="of:=SIN(RADIANS([.A4]))" office:value-type="float" office:value="0.17364817766693" calcext:value-type="float">
            <text:p>0.17</text:p>
          </table:table-cell>
          <table:table-cell table:formula="of:=([.B4]^-1) * 1000" office:value-type="float" office:value="1015.42661188575" calcext:value-type="float">
            <text:p>1015.43</text:p>
          </table:table-cell>
          <table:table-cell table:formula="of:=([.C4]^-1) * 1000" office:value-type="float" office:value="5758.77048314363" calcext:value-type="float">
            <text:p>5758.77</text:p>
          </table:table-cell>
          <table:table-cell table:style-name="Default" table:number-columns-repeated="20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3" table:formula="of:=COS(RADIANS([.A5]))" office:value-type="float" office:value="0.965925826289068" calcext:value-type="float">
            <text:p>0.97</text:p>
          </table:table-cell>
          <table:table-cell table:style-name="ce3" table:formula="of:=SIN(RADIANS([.A5]))" office:value-type="float" office:value="0.258819045102521" calcext:value-type="float">
            <text:p>0.26</text:p>
          </table:table-cell>
          <table:table-cell table:style-name="ce3" table:formula="of:=([.B5]^-1) * 1000" office:value-type="float" office:value="1035.27618041008" calcext:value-type="float">
            <text:p>1035.28</text:p>
          </table:table-cell>
          <table:table-cell table:style-name="ce3" table:formula="of:=([.C5]^-1) * 1000" office:value-type="float" office:value="3863.70330515627" calcext:value-type="float">
            <text:p>3863.70</text:p>
          </table:table-cell>
          <table:table-cell table:number-columns-repeated="20"/>
          <table:table-cell table:style-name="ce1" table:number-columns-repeated="99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RADIANS([.A6]))" office:value-type="float" office:value="0.939692620785908" calcext:value-type="float">
            <text:p>0.94</text:p>
          </table:table-cell>
          <table:table-cell table:formula="of:=SIN(RADIANS([.A6]))" office:value-type="float" office:value="0.342020143325669" calcext:value-type="float">
            <text:p>0.34</text:p>
          </table:table-cell>
          <table:table-cell table:formula="of:=([.B6]^-1) * 1000" office:value-type="float" office:value="1064.17777247591" calcext:value-type="float">
            <text:p>1064.18</text:p>
          </table:table-cell>
          <table:table-cell table:formula="of:=([.C6]^-1) * 1000" office:value-type="float" office:value="2923.80440016309" calcext:value-type="float">
            <text:p>2923.80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RADIANS([.A7]))" office:value-type="float" office:value="0.90630778703665" calcext:value-type="float">
            <text:p>0.91</text:p>
          </table:table-cell>
          <table:table-cell table:formula="of:=SIN(RADIANS([.A7]))" office:value-type="float" office:value="0.422618261740699" calcext:value-type="float">
            <text:p>0.42</text:p>
          </table:table-cell>
          <table:table-cell table:formula="of:=([.B7]^-1) * 1000" office:value-type="float" office:value="1103.37791896249" calcext:value-type="float">
            <text:p>1103.38</text:p>
          </table:table-cell>
          <table:table-cell table:formula="of:=([.C7]^-1) * 1000" office:value-type="float" office:value="2366.2015831525" calcext:value-type="float">
            <text:p>2366.20</text:p>
          </table:table-cell>
          <table:table-cell table:number-columns-repeated="10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formula="of:=COS(RADIANS([.A8]))" office:value-type="float" office:value="0.866025403784439" calcext:value-type="float">
            <text:p>0.87</text:p>
          </table:table-cell>
          <table:table-cell table:style-name="ce3" table:formula="of:=SIN(RADIANS([.A8]))" office:value-type="float" office:value="0.5" calcext:value-type="float">
            <text:p>0.50</text:p>
          </table:table-cell>
          <table:table-cell table:style-name="ce3" table:formula="of:=([.B8]^-1) * 1000" office:value-type="float" office:value="1154.70053837925" calcext:value-type="float">
            <text:p>1154.70</text:p>
          </table:table-cell>
          <table:table-cell table:style-name="ce3" table:formula="of:=([.C8]^-1) * 1000" office:value-type="float" office:value="2000" calcext:value-type="float">
            <text:p>2000.00</text:p>
          </table:table-cell>
          <table:table-cell table:number-columns-repeated="20"/>
          <table:table-cell table:style-name="ce1" table:number-columns-repeated="999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RADIANS([.A9]))" office:value-type="float" office:value="0.819152044288992" calcext:value-type="float">
            <text:p>0.82</text:p>
          </table:table-cell>
          <table:table-cell table:formula="of:=SIN(RADIANS([.A9]))" office:value-type="float" office:value="0.573576436351046" calcext:value-type="float">
            <text:p>0.57</text:p>
          </table:table-cell>
          <table:table-cell table:formula="of:=([.B9]^-1) * 1000" office:value-type="float" office:value="1220.77458876146" calcext:value-type="float">
            <text:p>1220.77</text:p>
          </table:table-cell>
          <table:table-cell table:formula="of:=([.C9]^-1) * 1000" office:value-type="float" office:value="1743.4467956211" calcext:value-type="float">
            <text:p>1743.4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RADIANS([.A10]))" office:value-type="float" office:value="0.766044443118978" calcext:value-type="float">
            <text:p>0.77</text:p>
          </table:table-cell>
          <table:table-cell table:formula="of:=SIN(RADIANS([.A10]))" office:value-type="float" office:value="0.642787609686539" calcext:value-type="float">
            <text:p>0.64</text:p>
          </table:table-cell>
          <table:table-cell table:formula="of:=([.B10]^-1) * 1000" office:value-type="float" office:value="1305.40728933228" calcext:value-type="float">
            <text:p>1305.41</text:p>
          </table:table-cell>
          <table:table-cell table:formula="of:=([.C10]^-1) * 1000" office:value-type="float" office:value="1555.72382686041" calcext:value-type="float">
            <text:p>1555.72</text:p>
          </table:table-cell>
          <table:table-cell table:number-columns-repeated="101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3" table:formula="of:=COS(RADIANS([.A11]))" office:value-type="float" office:value="0.707106781186548" calcext:value-type="float">
            <text:p>0.71</text:p>
          </table:table-cell>
          <table:table-cell table:style-name="ce3" table:formula="of:=SIN(RADIANS([.A11]))" office:value-type="float" office:value="0.707106781186548" calcext:value-type="float">
            <text:p>0.71</text:p>
          </table:table-cell>
          <table:table-cell table:style-name="ce3" table:formula="of:=([.B11]^-1) * 1000" office:value-type="float" office:value="1414.2135623731" calcext:value-type="float">
            <text:p>1414.21</text:p>
          </table:table-cell>
          <table:table-cell table:style-name="ce3" table:formula="of:=([.C11]^-1) * 1000" office:value-type="float" office:value="1414.2135623731" calcext:value-type="float">
            <text:p>1414.21</text:p>
          </table:table-cell>
          <table:table-cell table:number-columns-repeated="20"/>
          <table:table-cell table:style-name="ce1" table:number-columns-repeated="999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RADIANS([.A12]))" office:value-type="float" office:value="0.642787609686539" calcext:value-type="float">
            <text:p>0.64</text:p>
          </table:table-cell>
          <table:table-cell table:formula="of:=SIN(RADIANS([.A12]))" office:value-type="float" office:value="0.766044443118978" calcext:value-type="float">
            <text:p>0.77</text:p>
          </table:table-cell>
          <table:table-cell table:formula="of:=([.B12]^-1) * 1000" office:value-type="float" office:value="1555.72382686041" calcext:value-type="float">
            <text:p>1555.72</text:p>
          </table:table-cell>
          <table:table-cell table:formula="of:=([.C12]^-1) * 1000" office:value-type="float" office:value="1305.40728933228" calcext:value-type="float">
            <text:p>1305.41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RADIANS([.A13]))" office:value-type="float" office:value="0.573576436351046" calcext:value-type="float">
            <text:p>0.57</text:p>
          </table:table-cell>
          <table:table-cell table:formula="of:=SIN(RADIANS([.A13]))" office:value-type="float" office:value="0.819152044288992" calcext:value-type="float">
            <text:p>0.82</text:p>
          </table:table-cell>
          <table:table-cell table:formula="of:=([.B13]^-1) * 1000" office:value-type="float" office:value="1743.4467956211" calcext:value-type="float">
            <text:p>1743.45</text:p>
          </table:table-cell>
          <table:table-cell table:formula="of:=([.C13]^-1) * 1000" office:value-type="float" office:value="1220.77458876146" calcext:value-type="float">
            <text:p>1220.77</text:p>
          </table:table-cell>
          <table:table-cell table:number-columns-repeated="101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formula="of:=COS(RADIANS([.A14]))" office:value-type="float" office:value="0.5" calcext:value-type="float">
            <text:p>0.50</text:p>
          </table:table-cell>
          <table:table-cell table:style-name="ce3" table:formula="of:=SIN(RADIANS([.A14]))" office:value-type="float" office:value="0.866025403784439" calcext:value-type="float">
            <text:p>0.87</text:p>
          </table:table-cell>
          <table:table-cell table:style-name="ce3" table:formula="of:=([.B14]^-1) * 1000" office:value-type="float" office:value="2000" calcext:value-type="float">
            <text:p>2000.00</text:p>
          </table:table-cell>
          <table:table-cell table:style-name="ce3" table:formula="of:=([.C14]^-1) * 1000" office:value-type="float" office:value="1154.70053837925" calcext:value-type="float">
            <text:p>1154.70</text:p>
          </table:table-cell>
          <table:table-cell table:number-columns-repeated="20"/>
          <table:table-cell table:style-name="ce1" table:number-columns-repeated="999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RADIANS([.A15]))" office:value-type="float" office:value="0.422618261740699" calcext:value-type="float">
            <text:p>0.42</text:p>
          </table:table-cell>
          <table:table-cell table:formula="of:=SIN(RADIANS([.A15]))" office:value-type="float" office:value="0.90630778703665" calcext:value-type="float">
            <text:p>0.91</text:p>
          </table:table-cell>
          <table:table-cell table:formula="of:=([.B15]^-1) * 1000" office:value-type="float" office:value="2366.2015831525" calcext:value-type="float">
            <text:p>2366.20</text:p>
          </table:table-cell>
          <table:table-cell table:formula="of:=([.C15]^-1) * 1000" office:value-type="float" office:value="1103.37791896249" calcext:value-type="float">
            <text:p>1103.3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RADIANS([.A16]))" office:value-type="float" office:value="0.342020143325669" calcext:value-type="float">
            <text:p>0.34</text:p>
          </table:table-cell>
          <table:table-cell table:formula="of:=SIN(RADIANS([.A16]))" office:value-type="float" office:value="0.939692620785908" calcext:value-type="float">
            <text:p>0.94</text:p>
          </table:table-cell>
          <table:table-cell table:formula="of:=([.B16]^-1) * 1000" office:value-type="float" office:value="2923.80440016309" calcext:value-type="float">
            <text:p>2923.80</text:p>
          </table:table-cell>
          <table:table-cell table:formula="of:=([.C16]^-1) * 1000" office:value-type="float" office:value="1064.17777247591" calcext:value-type="float">
            <text:p>1064.18</text:p>
          </table:table-cell>
          <table:table-cell table:number-columns-repeated="1019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3" table:formula="of:=COS(RADIANS([.A17]))" office:value-type="float" office:value="0.258819045102521" calcext:value-type="float">
            <text:p>0.26</text:p>
          </table:table-cell>
          <table:table-cell table:style-name="ce3" table:formula="of:=SIN(RADIANS([.A17]))" office:value-type="float" office:value="0.965925826289068" calcext:value-type="float">
            <text:p>0.97</text:p>
          </table:table-cell>
          <table:table-cell table:style-name="ce3" table:formula="of:=([.B17]^-1) * 1000" office:value-type="float" office:value="3863.70330515627" calcext:value-type="float">
            <text:p>3863.70</text:p>
          </table:table-cell>
          <table:table-cell table:style-name="ce3" table:formula="of:=([.C17]^-1) * 1000" office:value-type="float" office:value="1035.27618041008" calcext:value-type="float">
            <text:p>1035.28</text:p>
          </table:table-cell>
          <table:table-cell table:number-columns-repeated="20"/>
          <table:table-cell table:style-name="ce1" table:number-columns-repeated="999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COS(RADIANS([.A18]))" office:value-type="float" office:value="0.17364817766693" calcext:value-type="float">
            <text:p>0.17</text:p>
          </table:table-cell>
          <table:table-cell table:formula="of:=SIN(RADIANS([.A18]))" office:value-type="float" office:value="0.984807753012208" calcext:value-type="float">
            <text:p>0.98</text:p>
          </table:table-cell>
          <table:table-cell table:formula="of:=([.B18]^-1) * 1000" office:value-type="float" office:value="5758.77048314363" calcext:value-type="float">
            <text:p>5758.77</text:p>
          </table:table-cell>
          <table:table-cell table:formula="of:=([.C18]^-1) * 1000" office:value-type="float" office:value="1015.42661188575" calcext:value-type="float">
            <text:p>1015.43</text:p>
          </table:table-cell>
          <table:table-cell table:style-name="Default" table:number-columns-repeated="20"/>
          <table:table-cell table:number-columns-repeated="999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COS(RADIANS([.A19]))" office:value-type="float" office:value="0.0871557427476584" calcext:value-type="float">
            <text:p>0.09</text:p>
          </table:table-cell>
          <table:table-cell table:formula="of:=SIN(RADIANS([.A19]))" office:value-type="float" office:value="0.996194698091746" calcext:value-type="float">
            <text:p>1.00</text:p>
          </table:table-cell>
          <table:table-cell table:formula="of:=([.B19]^-1) * 1000" office:value-type="float" office:value="11473.7132456698" calcext:value-type="float">
            <text:p>11473.71</text:p>
          </table:table-cell>
          <table:table-cell table:formula="of:=([.C19]^-1) * 1000" office:value-type="float" office:value="1003.81983754335" calcext:value-type="float">
            <text:p>1003.82</text:p>
          </table:table-cell>
          <table:table-cell table:style-name="Default" table:number-columns-repeated="20"/>
          <table:table-cell table:number-columns-repeated="999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COS(RADIANS([.A20]))" office:value-type="float" office:value="0.0174524064372836" calcext:value-type="float">
            <text:p>0.02</text:p>
          </table:table-cell>
          <table:table-cell table:formula="of:=SIN(RADIANS([.A20]))" office:value-type="float" office:value="0.999847695156391" calcext:value-type="float">
            <text:p>1.00</text:p>
          </table:table-cell>
          <table:table-cell table:formula="of:=([.B20]^-1) * 1000" office:value-type="float" office:value="57298.6884985499" calcext:value-type="float">
            <text:p>57298.69</text:p>
          </table:table-cell>
          <table:table-cell table:formula="of:=([.C20]^-1) * 1000" office:value-type="float" office:value="1000.15232804391" calcext:value-type="float">
            <text:p>1000.15</text:p>
          </table:table-cell>
          <table:table-cell table:style-name="Default" table:number-columns-repeated="20"/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7T22:00:52.500000000</meta:creation-date>
    <dc:date>2024-01-07T22:13:33.768000000</dc:date>
    <meta:editing-duration>PT12M41S</meta:editing-duration>
    <meta:editing-cycles>3</meta:editing-cycles>
    <meta:generator>LibreOffice/7.3.2.2$Windows_X86_64 LibreOffice_project/49f2b1bff42cfccbd8f788c8dc32c1c309559be0</meta:generator>
    <meta:document-statistic meta:table-count="1" meta:cell-count="100" meta:object-count="0"/>
  </office:meta>
</office:document-meta>
</file>